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3.43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8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19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0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1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</text:span><text:span text:style-name="T1">o</text:span><text:span text:style-name="T1">m</text:span><text:span text:style-name="T1">m</text:span><text:span text:style-name="T1">o</text:span><text:span text:style-name="T1">n</text:span></text:p>
          <text:p text:style-name="P1"><text:span text:style-name="T2">ta</text:span><text:span text:style-name="T2">x</text:span><text:span text:style-name="T2">a</text:span><text:span text:style-name="T2">_i</text:span><text:span text:style-name="T2">d</text:span></text:p>
          <text:p text:style-name="P1"><text:span text:style-name="T3">N</text:span><text:span text:style-name="T3">a</text:span><text:span text:style-name="T3">m</text:span><text:span text:style-name="T3">e</text:span></text:p>
          <text:p text:style-name="P1"><text:span text:style-name="T3">C</text:span><text:span text:style-name="T3">ur</text:span><text:span text:style-name="T3">at</text:span><text:span text:style-name="T3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4v-444h1328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064cm" draw:transform="skewX (-0.000174532925199433) translate (16.747cm 14.716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2" draw:master-page-name="Default">
        <draw:custom-shape draw:style-name="gr15" draw:text-style-name="P2" xml:id="id10" draw:id="id10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6" draw:id="id16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9" draw:id="id19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8" draw:id="id18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7" draw:id="id17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5" draw:id="id15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9" draw:id="id9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605cm" svg:y1="5.762cm" svg:x2="19.796cm" svg:y2="3.603cm" draw:start-shape="id9" draw:start-glue-point="1" draw:end-shape="id10" draw:end-glue-point="3" svg:d="M15605 5762h2096v-2159h2095" svg:viewBox="0 0 4192 2160">
          <text:p/>
        </draw:connector>
        <draw:connector draw:style-name="gr25" draw:text-style-name="P3" draw:layer="layout" svg:x1="15.605cm" svg:y1="5.762cm" svg:x2="23.479cm" svg:y2="5.191cm" draw:start-shape="id9" draw:start-glue-point="1" draw:end-shape="id11" draw:end-glue-point="3" svg:d="M15605 5762h3938v-571h3936" svg:viewBox="0 0 7875 572">
          <text:p/>
        </draw:connector>
        <draw:custom-shape draw:style-name="gr26" draw:text-style-name="P6" xml:id="id12" draw:id="id12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986cm" svg:y1="8.112cm" svg:x2="20.177cm" svg:y2="7.731cm" draw:start-shape="id12" draw:start-glue-point="1" draw:end-shape="id13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0" draw:start-glue-point="2" draw:end-shape="id13" draw:end-glue-point="0" svg:d="M21256 4429v1143h1397v1143" svg:viewBox="0 0 1398 2287">
          <text:p/>
        </draw:connector>
        <draw:custom-shape draw:style-name="gr27" draw:text-style-name="P6" xml:id="id14" draw:id="id14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6.24cm" svg:y1="12.493cm" svg:x2="22.844cm" svg:y2="13.382cm" draw:start-shape="id14" draw:start-glue-point="1" draw:end-shape="id15" draw:end-glue-point="3" svg:d="M16240 12493h3303v889h3301" svg:viewBox="0 0 6605 890">
          <text:p/>
        </draw:connector>
        <draw:connector draw:style-name="gr24" draw:text-style-name="P3" draw:layer="layout" svg:x1="13.954cm" svg:y1="13.192cm" svg:x2="11.477cm" svg:y2="17.891cm" draw:start-shape="id14" draw:start-glue-point="2" draw:end-shape="id16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0" draw:start-glue-point="2" draw:end-shape="id16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5" draw:start-glue-point="2" draw:end-shape="id17" draw:end-glue-point="3" svg:d="M24622 14335v1905h-1900v3048h503" svg:viewBox="0 0 1901 4954">
          <text:p/>
        </draw:connector>
        <draw:connector draw:style-name="gr24" draw:text-style-name="P3" draw:layer="layout" svg:x1="13.954cm" svg:y1="13.192cm" svg:x2="16.113cm" svg:y2="18.018cm" draw:start-shape="id14" draw:start-glue-point="2" draw:end-shape="id18" svg:d="M13954 13192v2413h2159v2413" svg:viewBox="0 0 2160 4827">
          <text:p/>
        </draw:connector>
        <draw:connector draw:style-name="gr24" draw:text-style-name="P3" draw:layer="layout" svg:x1="16.117cm" svg:y1="16.166cm" svg:x2="20.748cm" svg:y2="18.018cm" draw:end-shape="id19" draw:end-glue-point="0" svg:d="M16117 16166v675h4631v1177" svg:viewBox="0 0 4632 1853">
          <text:p/>
        </draw:connector>
        <draw:connector draw:style-name="gr24" draw:text-style-name="P3" draw:layer="layout" svg:x1="20.705cm" svg:y1="16.822cm" svg:x2="24.938cm" svg:y2="18.145cm" draw:end-shape="id17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0" draw:start-glue-point="1" draw:end-shape="id11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3-10T13:46:49.942552059</dc:date>
    <meta:editing-duration>PT15H15M9S</meta:editing-duration>
    <meta:editing-cycles>67</meta:editing-cycles>
    <meta:generator>LibreOffice/6.0.7.3$Linux_X86_64 LibreOffice_project/00m0$Build-3</meta:generator>
    <meta:document-statistic meta:object-count="45"/>
  </office:meta>
</office:document-meta>
</file>